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  <style:text-properties style:font-name="Times New Roman" style:font-name-asian="Times New Roman" style:font-name-complex="Times New Roman" style:font-size-complex="12pt"/>
    </style:style>
    <style:style style:name="P2" style:family="paragraph" style:parent-style-name="Standard">
      <style:paragraph-properties style:text-autospace="none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>
      <style:text-properties style:font-size-complex="12pt"/>
    </style:style>
    <style:style style:name="P6" style:family="paragraph" style:parent-style-name="Standard" style:list-style-name="L1">
      <style:text-properties style:font-size-complex="12pt"/>
    </style:style>
    <style:style style:name="P7" style:family="paragraph" style:parent-style-name="Standard" style:list-style-name="L2">
      <style:text-properties style:font-size-complex="12pt"/>
    </style:style>
    <style:style style:name="P8" style:family="paragraph" style:parent-style-name="Standard">
      <style:text-properties fo:font-size="14pt" fo:font-weight="bold" style:font-size-asian="14pt" style:font-weight-asian="bold" style:font-size-complex="14pt"/>
    </style:style>
    <style:style style:name="P9" style:family="paragraph" style:parent-style-name="Standard">
      <style:paragraph-properties fo:margin-left="0in" fo:margin-right="0.5in" fo:text-indent="0.5in" style:auto-text-indent="false"/>
    </style:style>
    <style:style style:name="P10" style:family="paragraph" style:parent-style-name="Standard">
      <style:paragraph-properties fo:margin-left="0in" fo:margin-right="0.5in" fo:text-indent="0.5in" style:auto-text-indent="false"/>
      <style:text-properties fo:color="#000000" style:font-name="Times New Roman" fo:font-size="11pt" style:font-size-asian="11pt" style:font-name-complex="Times New Roman" style:font-size-complex="11pt"/>
    </style:style>
    <style:style style:name="P11" style:family="paragraph" style:parent-style-name="Standard">
      <style:paragraph-properties fo:margin-left="0in" fo:margin-right="0.5in" fo:text-indent="0in" style:auto-text-indent="false"/>
      <style:text-properties fo:color="#000000" style:font-name="Times New Roman" fo:font-size="11pt" style:font-size-asian="11pt" style:font-name-complex="Times New Roman" style:font-size-complex="11pt"/>
    </style:style>
    <style:style style:name="P12" style:family="paragraph" style:parent-style-name="Standard">
      <style:paragraph-properties fo:margin-left="2in" fo:margin-right="0.5in" fo:text-indent="-1in" style:auto-text-indent="false"/>
    </style:style>
    <style:style style:name="P13" style:family="paragraph" style:parent-style-name="Standard">
      <style:paragraph-properties fo:margin-left="1.5in" fo:margin-right="0.5in" fo:text-indent="0.5in" style:auto-text-indent="false"/>
      <style:text-properties fo:color="#000000" style:font-name="Times New Roman" fo:font-size="11pt" style:font-size-asian="11pt" style:font-name-complex="Times New Roman" style:font-size-complex="11pt"/>
    </style:style>
    <style:style style:name="P14" style:family="paragraph" style:parent-style-name="Heading_20_4" style:master-page-name="Standard">
      <style:paragraph-properties fo:margin-left="0in" fo:margin-right="0.5in" fo:text-indent="0in" style:auto-text-indent="false" style:page-number="auto"/>
    </style:style>
    <style:style style:name="T1" style:family="text">
      <style:text-properties style:font-name="Times New Roman" style:font-name-complex="Times New Roman" style:font-size-complex="11pt"/>
    </style:style>
    <style:style style:name="T2" style:family="text">
      <style:text-properties style:font-name="Times New Roman" fo:font-weight="bold" style:font-name-asian="Times New Roman" style:font-weight-asian="bold" style:font-name-complex="Times New Roman" style:font-size-complex="12pt"/>
    </style:style>
    <style:style style:name="T3" style:family="text">
      <style:text-properties fo:color="#000000" style:font-name="Times New Roman" fo:font-size="11pt" style:font-size-asian="11pt" style:font-name-complex="Times New Roman" style:font-size-complex="11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size-complex="12pt"/>
    </style:style>
    <style:style style:name="T6" style:family="text">
      <style:text-properties style:font-name="Wingdings" style:font-size-complex="12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style:font-weight-complex="bold"/>
    </style:style>
    <style:style style:name="T9" style:family="text">
      <style:text-properties fo:font-size="14pt" fo:font-weight="bold" style:font-size-asian="14pt" style:font-weight-asian="bold" style:font-size-complex="14pt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 text:consecutive-numbering="true">
      <text:list-level-style-bullet text:level="1" text:style-name="WW8NumSt1z0" style:num-prefix="*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 text:consecutive-numbering="true">
      <text:list-level-style-bullet text:level="1" text:style-name="WW8NumSt2z0" style:num-prefix="*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4"><text:span text:style-name="T1">Module II.B: <text:s/>Learners and Learning (September 9 – October 6)</text:span></text:h>
      <text:p text:style-name="P10"><text:tab/></text:p>
      <text:p text:style-name="P9"><text:span text:style-name="T3">Readings:<text:tab/>Merriam &amp; Caffarella:<text:tab/>Chapters 9-11</text:span></text:p>
      <text:p text:style-name="P11"><text:tab/><text:tab/><text:tab/><text:tab/>Huba &amp; Freed: <text:tab/><text:tab/>Chapter 2</text:p>
      <text:p text:style-name="P11"><text:tab/><text:tab/><text:tab/><text:tab/>Krathwohl (2002)</text:p>
      <text:p text:style-name="P11"><text:tab/><text:tab/><text:tab/><text:tab/>Glover (2000)</text:p>
      <text:p text:style-name="P12"><text:span text:style-name="T3">Assignments:<text:tab/>4. Development / Assessment Folder, Part Two due no later than October 6</text:span></text:p>
      <text:p text:style-name="P11"><text:tab/><text:tab/><text:tab/><text:tab/>5. <text:s/>Critical Essay #2 due no later than October 6</text:p>
      <text:p text:style-name="P13">6. <text:s/>Participation in online discussion for this module due September 8</text:p>
      <text:p text:style-name="P11"><text:tab/><text:tab/>Class Meeting:<text:tab/>October 6</text:p>
      <text:p text:style-name="P1"/>
      <text:p text:style-name="P2"><text:span text:style-name="T2">Part IIB. Adult Development and Learning: The Biology of Learning, the “g” Factor; Overview of learning theories</text:span></text:p>
      <text:p text:style-name="P1">Ch. 9: Memory, Cognition, and the Brain</text:p>
      <text:p text:style-name="P1">Ch. 10: Experience and Learning</text:p>
      <text:p text:style-name="P1">Ch. 11: Key Theories of Learning</text:p>
      <text:p text:style-name="Standard"/>
      <text:p text:style-name="P5"/>
      <text:p text:style-name="P5">Do You Remember When?</text:p>
      <text:list xml:id="list4166594135206779874" text:style-name="L1">
        <text:list-item>
          <text:p text:style-name="P6">How are memories created?</text:p>
        </text:list-item>
        <text:list-item>
          <text:p text:style-name="P6">How are they used?</text:p>
        </text:list-item>
        <text:list-item>
          <text:p text:style-name="P6">How are they retrieved?</text:p>
        </text:list-item>
        <text:list-item>
          <text:p text:style-name="P6">What role does age play in memory?</text:p>
        </text:list-item>
      </text:list>
      <text:list xml:id="list1419800759878988332" text:style-name="L2">
        <text:list-item>
          <text:p text:style-name="P7">Sensory memory-information gathered from the senses, milliseconds </text:p>
        </text:list-item>
        <text:list-item>
          <text:p text:style-name="P7">Working memory (Short-term memory)- 5-30 seconds</text:p>
        </text:list-item>
        <text:list-item>
          <text:p text:style-name="P7">Long-term memory-consciously recall, gives us personal history and cultural evolution</text:p>
        </text:list-item>
        <text:list-item>
          <text:p text:style-name="P7">Information that is passed on from generation to generation</text:p>
        </text:list-item>
      </text:list>
      <text:p text:style-name="P5">Implicit Memories</text:p>
      <text:list xml:id="list165706808148700" text:continue-list="list4166594135206779874" text:style-name="L1">
        <text:list-item>
          <text:p text:style-name="P6">Procedural knowledge (skills and habits)</text:p>
        </text:list-item>
        <text:list-item>
          <text:p text:style-name="P6">Category-level knowledge (language)</text:p>
        </text:list-item>
        <text:list-item>
          <text:p text:style-name="P6">Conditioning</text:p>
        </text:list-item>
        <text:list-item>
          <text:p text:style-name="P6">Priming</text:p>
        </text:list-item>
        <text:list-item>
          <text:p text:style-name="P6">Encoding or acquisition-information entered into the system</text:p>
        </text:list-item>
        <text:list-item>
          <text:p text:style-name="P6">Storage or retention-filing for later use</text:p>
        </text:list-item>
        <text:list-item>
          <text:p text:style-name="P6">Retrieval-getting material out when needed, recall and recognition</text:p>
        </text:list-item>
      </text:list>
      <text:p text:style-name="P5">Control Processes for Memory</text:p>
      <text:list xml:id="list165706812144559" text:continue-numbering="true" text:style-name="L1">
        <text:list-item>
          <text:p text:style-name="P6">Chunking-organizing info into groups and patterns</text:p>
        </text:list-item>
        <text:list-item>
          <text:p text:style-name="P3"><text:span text:style-name="T5">Automatization-becoming familiar with data by repeated exposure, i.e. studying </text:span><text:span text:style-name="T6"></text:span></text:p>
        </text:list-item>
      </text:list>
      <text:p text:style-name="P5"><text:soft-page-break/>Gist memory</text:p>
      <text:list xml:id="list165706814164272" text:continue-list="list1419800759878988332" text:style-name="L2">
        <text:list-item>
          <text:p text:style-name="P7">Sensory memory remains stable over time</text:p>
        </text:list-item>
        <text:list-item>
          <text:p text:style-name="P7">Working memory slows down with age</text:p>
        </text:list-item>
        <text:list-item>
          <text:p text:style-name="P7">Long-term memory slows down with age. More difficult to store and retrieve information</text:p>
        </text:list-item>
      </text:list>
      <text:list xml:id="list165706815169392" text:continue-list="list165706812144559" text:style-name="L1">
        <text:list-item>
          <text:p text:style-name="P6">Do older adults have trouble organizing new information, or because they have experience and wisdom, do they simply reject new information that does not agree with old information?</text:p>
        </text:list-item>
        <text:list-item>
          <text:p text:style-name="P6">Most memory research is conducted in artificial situations with non-representative groups (selection bias)</text:p>
        </text:list-item>
        <text:list-item>
          <text:p text:style-name="P6">What do we really know about memory in the real world?</text:p>
        </text:list-item>
        <text:list-item>
          <text:p text:style-name="P6">Can a person function without memory? </text:p>
        </text:list-item>
      </text:list>
      <text:list xml:id="list165706817145236" text:continue-list="list165706814164272" text:style-name="L2">
        <text:list-item>
          <text:p text:style-name="P7">You can improve your memory</text:p>
        </text:list-item>
      </text:list>
      <text:list xml:id="list165706817167277" text:continue-list="list165706815169392" text:style-name="L1">
        <text:list-item>
          <text:p text:style-name="P6"><text:span text:style-name="T8">Schemas</text:span>: categorical knowledge or scripts</text:p>
        </text:list-item>
        <text:list-item>
          <text:p text:style-name="P6">Building blocks for learning</text:p>
        </text:list-item>
        <text:list-item>
          <text:p text:style-name="P6">Add new knowledge to existing knowledge</text:p>
        </text:list-item>
        <text:list-item>
          <text:p text:style-name="P6">Adults add to existing worldview and experiences</text:p>
        </text:list-item>
      </text:list>
      <text:p text:style-name="P5">Schema Types</text:p>
      <text:list xml:id="list165706819171592" text:continue-list="list165706817145236" text:style-name="L2">
        <text:list-item>
          <text:p text:style-name="P7">Declarative: factual knowledge</text:p>
        </text:list-item>
        <text:list-item>
          <text:p text:style-name="P7">Procedural: Performance based</text:p>
        </text:list-item>
        <text:list-item>
          <text:p text:style-name="P7"><text:span text:style-name="T7">Accretion</text:span>: daily accumulation of information</text:p>
        </text:list-item>
        <text:list-item>
          <text:p text:style-name="P7"><text:span text:style-name="T7">Turning</text:span>: Changes in current schema</text:p>
        </text:list-item>
        <text:list-item>
          <text:p text:style-name="P7"><text:span text:style-name="T7">Restructuring</text:span>: Creating new schema and reorganizing old ones. Problem solving and critical thinking help restructure schema</text:p>
        </text:list-item>
        <text:list-item>
          <text:p text:style-name="P7"><text:span text:style-name="T7">Metacognition</text:span>: to think about thinking, to be aware of oneself as a problem solver</text:p>
        </text:list-item>
      </text:list>
      <text:p text:style-name="P5">Prior Knowledge and Experience</text:p>
      <text:list xml:id="list165706822140724" text:continue-numbering="true" text:style-name="L2">
        <text:list-item>
          <text:p text:style-name="P7">In thinking about the story of Frank Abagnale Jr. what expertise did he bring to his work?</text:p>
        </text:list-item>
        <text:list-item>
          <text:p text:style-name="P7">Where did he learn this skills (he was 16 when he started working)</text:p>
        </text:list-item>
        <text:list-item>
          <text:p text:style-name="P7">How did he become an expert?</text:p>
        </text:list-item>
        <text:list-item>
          <text:p text:style-name="P4"><text:a xlink:type="simple" xlink:href="http://www.imdb.com/title/tt0264464/"><text:span text:style-name="Internet_20_link"><text:span text:style-name="T5">http://www.imdb.com/title/tt0264464/</text:span></text:span></text:a></text:p>
        </text:list-item>
      </text:list>
      <text:p text:style-name="P5"/>
      <text:p text:style-name="P5">Novice and Expert Learners</text:p>
      <text:list xml:id="list165706825149287" text:continue-list="list165706817167277" text:style-name="L1">
        <text:list-item>
          <text:p text:style-name="P6">For example: global vs. analytical processing styles</text:p>
        </text:list-item>
      </text:list>
      <text:p text:style-name="P5">Learning Style</text:p>
      <text:list xml:id="list165706826150170" text:continue-list="list165706822140724" text:style-name="L2">
        <text:list-item>
          <text:p text:style-name="P7">Euro-American: field independent, analytic, non-affective</text:p>
        </text:list-item>
        <text:list-item>
          <text:p text:style-name="P7">Non-Western: field dependent, relational and holistic, and affective</text:p>
        </text:list-item>
      </text:list>
      <text:p text:style-name="P5">Thinking Style</text:p>
      <text:list xml:id="list165706827171022" text:continue-list="list165706825149287" text:style-name="L1">
        <text:list-item>
          <text:p text:style-name="P6">What is your thinking style? See p. 212</text:p>
        </text:list-item>
        <text:list-item>
          <text:p text:style-name="P6">Emotion and memory are closely linked</text:p>
        </text:list-item>
      </text:list>
      <text:p text:style-name="P5"><text:soft-page-break/>What do we really know?</text:p>
      <text:p text:style-name="P5">Why have educators claimed they know how people learn?</text:p>
      <text:list xml:id="list165706828170677" text:continue-list="list165706826150170" text:style-name="L2">
        <text:list-item>
          <text:p text:style-name="P7">Emotional intelligence</text:p>
        </text:list-item>
      </text:list>
      <text:p text:style-name="P5">Future Research</text:p>
      <text:list xml:id="list165706829160358" text:continue-list="list165706827171022" text:style-name="L1">
        <text:list-item>
          <text:p text:style-name="P6">How does learning happen?</text:p>
        </text:list-item>
        <text:list-item>
          <text:p text:style-name="P6">How does emotion help learning?</text:p>
        </text:list-item>
        <text:list-item>
          <text:p text:style-name="P6">What is the biology behind learning?</text:p>
        </text:list-item>
      </text:list>
      <text:p text:style-name="P5"/>
      <text:p text:style-name="P8">Reflection questions</text:p>
      <text:p text:style-name="P8">What are some major influences, as well as barriers, to learning for adults</text:p>
      <text:p text:style-name="P8"/>
      <text:p text:style-name="P8">What assumptions do we, as educators, make about intelligence?</text:p>
      <text:p text:style-name="P8"/>
      <text:p text:style-name="Standard"><text:span text:style-name="T9">Which learning theory makes most sense to you, and why?</text:span></text:p>
      <text:p text:style-name="P8"/>
      <text:p text:style-name="Standard"><text:span text:style-name="T9">What assumption so critical theorists make about adult learners and learning?</text:span></text:p>
      <text:p text:style-name="P8"/>
      <text:p text:style-name="Normal_20__28_Web_29_"><text:span text:style-name="T10">Discussion Questions:</text:span> <text:line-break/><text:span text:style-name="T10">Which Learning theories make most sense for what I have excperienced and observed in adult education? Why? What are the implications for my work with adult learners?</text:span> </text:p>
      <text:p text:style-name="P8"/>
      <text:p text:style-name="P8"/>
      <text:p text:style-name="P8">Websites:</text:p>
      <text:p text:style-name="P8"/>
      <text:p text:style-name="Standard"><text:span text:style-name="T9">Adult educators you should know (From National Louis University’s Adult Education Program)</text:span></text:p>
      <text:p text:style-name="Standard"><text:a xlink:type="simple" xlink:href="http://www.nl.edu/academics/cas/ace/adulteducato"><text:span text:style-name="Internet_20_link"><text:span text:style-name="T9">http://www.nl.edu/academics/cas/ace/adulteducato</text:span></text:span></text:a></text:p>
      <text:p text:style-name="P8"/>
      <text:p text:style-name="Normal_20__28_Web_29_"><text:span text:style-name="T4">Web Sites</text:span> <text:line-break/><text:a xlink:type="simple" xlink:href="http://www2.wgbh.org/MBCWEIS/LTC/ALRI/webliography.html"><text:span text:style-name="Internet_20_link">The Adult Education Teacher's Annotated Webliography </text:span></text:a>- WOW THIS IS INCREDIBLE! Lots of resources! <text:line-break/>http://www2.wgbh.org/MBCWEIS/LTC/ALRI/webliography.html </text:p>
      <text:p text:style-name="Normal_20__28_Web_29_"><text:a xlink:type="simple" xlink:href="http://www.fln.vcu.edu/ld/ld.html"><text:span text:style-name="Internet_20_link">The Instant Access Treasure Chest</text:span></text:a> <text:line-break/>http://www.fln.vcu.edu/ld/ld.html </text:p>
      <text:p text:style-name="Normal_20__28_Web_29_"><text:soft-page-break/><text:a xlink:type="simple" xlink:href="http://www.fln.vcu.edu/ld/ld.html#Learning"><text:span text:style-name="Internet_20_link">Learning Styles Links - Includes Learning Styles Inventories</text:span></text:a> <text:line-break/>http://www.fln.vcu.edu/ld/ld.html#Learning </text:p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" fo:font-family="Times" style:font-family-generic="roman" style:font-pitch="variable" fo:font-size="12pt" fo:language="en" fo:country="US" style:font-name-asian="Times" style:font-family-asian="Times" style:font-family-generic-asian="roman" style:font-pitch-asian="variable" style:font-size-asian="12pt" style:font-name-complex="Times" style:font-family-complex="Times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in" fo:margin-right="0in" fo:text-indent="0.5in" style:auto-text-indent="false" fo:keep-with-next="always"/>
      <style:text-properties fo:color="#000000" style:font-name="Arial Narrow" fo:font-family="'Arial Narrow'" style:font-family-generic="swiss" style:font-pitch="variable" fo:font-size="11pt" fo:font-weight="bold" style:font-size-asian="11pt" style:font-weight-asian="bold" style:font-name-complex="Arial Narrow" style:font-family-complex="'Arial Narrow'" style:font-family-generic-complex="swiss" style:font-pitch-complex="variable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  <style:text-properties fo:color="#000000"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2pt"/>
    </style:style>
    <style:style style:name="WW8Num1z0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z0" style:family="text">
      <style:text-properties style:font-name="Arial" fo:font-family="Arial" style:font-family-generic="swiss" style:font-pitch="variable" fo:font-size="16pt" style:font-size-asian="16pt" style:font-name-complex="Arial" style:font-family-complex="Arial" style:font-family-generic-complex="swiss" style:font-pitch-complex="variable" style:font-size-complex="12pt"/>
    </style:style>
    <style:style style:name="WW8NumSt2z0" style:family="text">
      <style:text-properties style:font-name="Arial" fo:font-family="Arial" style:font-family-generic="swiss" style:font-pitch="variable" fo:font-size="14pt" style:font-size-asian="14pt" style:font-name-complex="Arial" style:font-family-complex="Arial" style:font-family-generic-complex="swiss" style:font-pitch-complex="variable" style:font-size-complex="12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dule II:  Learners and Learning (September 9 – October 6)</dc:title>
    <meta:initial-creator>Dr. G. Steve Atkins</meta:initial-creator>
    <meta:creation-date>2005-08-07T11:13:00</meta:creation-date>
    <dc:creator>Dr. Steve Atkins</dc:creator>
    <dc:date>2005-08-07T11:13:00</dc:date>
    <meta:editing-cycles>2</meta:editing-cycles>
    <meta:editing-duration>PT1M</meta:editing-duration>
    <meta:document-statistic meta:table-count="0" meta:image-count="0" meta:object-count="0" meta:page-count="4" meta:paragraph-count="86" meta:word-count="650" meta:character-count="4295" meta:non-whitespace-character-count="3742"/>
    <meta:generator>LibreOffice/4.1.4.2$Windows_x86 LibreOffice_project/0a0440ccc0227ad9829de5f46be37cfb6edcf72</meta:generator>
  </office:meta>
</office:document-meta>
</file>